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cores_trainingset_3F_nsm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FID</text:p>
          </table:table-cell>
          <table:table-cell office:value-type="string" calcext:value-type="string">
            <text:p>rs3734398_A</text:p>
          </table:table-cell>
          <table:table-cell office:value-type="string" calcext:value-type="string">
            <text:p>rs10885122_A</text:p>
          </table:table-cell>
          <table:table-cell office:value-type="string" calcext:value-type="string">
            <text:p>rs3812316_C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Obesidad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1.93064267692452" calcext:value-type="float">
            <text:p>1.9306426769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:.D2])" office:value-type="float" office:value="1.87298458250085" calcext:value-type="float">
            <text:p>1.87298458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C</text:p>
          </table:table-cell>
          <table:table-cell table:formula="of:=SUM([.F2:.F566])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1.93064267692452" calcext:value-type="float">
            <text:p>1.9306426769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:.D3])" office:value-type="float" office:value="1.87298458250085" calcext:value-type="float">
            <text:p>1.87298458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</text:p>
          </table:table-cell>
          <table:table-cell table:formula="of:=SUM([.F2:.F101])" office:value-type="float" office:value="37" calcext:value-type="float">
            <text:p>37</text:p>
          </table:table-cell>
          <table:table-cell table:formula="of:=SUM([.$F$2:.$F$81])" office:value-type="float" office:value="29" calcext:value-type="float">
            <text:p>29</text:p>
          </table:table-cell>
          <table:table-cell table:formula="of:=SUM([.$F$2:.$F$51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1.93064267692452" calcext:value-type="float">
            <text:p>1.9306426769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:.D4])" office:value-type="float" office:value="1.81468367727795" calcext:value-type="float">
            <text:p>1.81468367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m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1.93064267692452" calcext:value-type="float">
            <text:p>1.9306426769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:.D5])" office:value-type="float" office:value="1.81468367727795" calcext:value-type="float">
            <text:p>1.81468367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and</text:p>
          </table:table-cell>
          <table:table-cell table:formula="of:=[.$I$2]/[.$I$1]" office:value-type="float" office:value="0.194690265486726" calcext:value-type="float">
            <text:p>0.1946902655</text:p>
          </table:table-cell>
          <table:table-cell table:formula="of:=[.$I$2]/[.$I$1]" office:value-type="float" office:value="0.194690265486726" calcext:value-type="float">
            <text:p>0.1946902655</text:p>
          </table:table-cell>
          <table:table-cell table:formula="of:=[.$I$2]/[.$I$1]" office:value-type="float" office:value="0.194690265486726" calcext:value-type="float">
            <text:p>0.194690265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1.93064267692452" calcext:value-type="float">
            <text:p>1.9306426769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6:.D6])" office:value-type="float" office:value="1.81468367727795" calcext:value-type="float">
            <text:p>1.81468367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xpected</text:p>
          </table:table-cell>
          <table:table-cell table:formula="of:=[.I5]*[.I4]" office:value-type="float" office:value="19.4690265486726" calcext:value-type="float">
            <text:p>19.4690265487</text:p>
          </table:table-cell>
          <table:table-cell table:formula="of:=[.J5]*[.J4]" office:value-type="float" office:value="15.5752212389381" calcext:value-type="float">
            <text:p>15.5752212389</text:p>
          </table:table-cell>
          <table:table-cell table:formula="of:=[.K5]*[.K4]" office:value-type="float" office:value="9.73451327433628" calcext:value-type="float">
            <text:p>9.734513274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1.93064267692452" calcext:value-type="float">
            <text:p>1.9306426769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7:.D7])" office:value-type="float" office:value="1.81468367727795" calcext:value-type="float">
            <text:p>1.814683677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1.93064267692452" calcext:value-type="float">
            <text:p>1.9306426769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8:.D8])" office:value-type="float" office:value="1.81468367727795" calcext:value-type="float">
            <text:p>1.81468367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provement</text:p>
          </table:table-cell>
          <table:table-cell table:style-name="ce1" table:formula="of:=[.I3]/[.I6] - 1" office:value-type="percentage" office:value="0.900454545454545" calcext:value-type="percentage">
            <text:p>90.05%</text:p>
          </table:table-cell>
          <table:table-cell table:style-name="ce1" table:formula="of:=[.J3]/[.J6] - 1" office:value-type="percentage" office:value="0.861931818181818" calcext:value-type="percentage">
            <text:p>86.19%</text:p>
          </table:table-cell>
          <table:table-cell table:style-name="ce1" table:formula="of:=[.K3]/[.K6] - 1" office:value-type="percentage" office:value="1.36272727272727" calcext:value-type="percentage">
            <text:p>136.27%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9:.D9])" office:value-type="float" office:value="1.65676147403122" calcext:value-type="float">
            <text:p>1.65676147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0:.D10])" office:value-type="float" office:value="1.65676147403122" calcext:value-type="float">
            <text:p>1.65676147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1:.D11])" office:value-type="float" office:value="1.65676147403122" calcext:value-type="float">
            <text:p>1.65676147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2:.D12])" office:value-type="float" office:value="1.65676147403122" calcext:value-type="float">
            <text:p>1.6567614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3:.D13])" office:value-type="float" office:value="1.65676147403122" calcext:value-type="float">
            <text:p>1.65676147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4:.D14])" office:value-type="float" office:value="1.65676147403122" calcext:value-type="float">
            <text:p>1.6567614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5:.D15])" office:value-type="float" office:value="1.65676147403122" calcext:value-type="float">
            <text:p>1.6567614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6:.D16])" office:value-type="float" office:value="1.65676147403122" calcext:value-type="float">
            <text:p>1.65676147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7:.D17])" office:value-type="float" office:value="1.65676147403122" calcext:value-type="float">
            <text:p>1.6567614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8:.D18])" office:value-type="float" office:value="1.65676147403122" calcext:value-type="float">
            <text:p>1.6567614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9:.D19])" office:value-type="float" office:value="1.32297458213071" calcext:value-type="float">
            <text:p>1.32297458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0:.D20])" office:value-type="float" office:value="1.32297458213071" calcext:value-type="float">
            <text:p>1.32297458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1:.D21])" office:value-type="float" office:value="1.32297458213071" calcext:value-type="float">
            <text:p>1.32297458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2:.D22])" office:value-type="float" office:value="1.32297458213071" calcext:value-type="float">
            <text:p>1.32297458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3:.D23])" office:value-type="float" office:value="1.32297458213071" calcext:value-type="float">
            <text:p>1.32297458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4:.D24])" office:value-type="float" office:value="1.32297458213071" calcext:value-type="float">
            <text:p>1.32297458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5:.D25])" office:value-type="float" office:value="1.32297458213071" calcext:value-type="float">
            <text:p>1.32297458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6:.D26])" office:value-type="float" office:value="1.32297458213071" calcext:value-type="float">
            <text:p>1.32297458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7:.D27])" office:value-type="float" office:value="1.32297458213071" calcext:value-type="float">
            <text:p>1.32297458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8:.D28])" office:value-type="float" office:value="1.32297458213071" calcext:value-type="float">
            <text:p>1.32297458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9:.D29])" office:value-type="float" office:value="1.32297458213071" calcext:value-type="float">
            <text:p>1.32297458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0:.D30])" office:value-type="float" office:value="1.32297458213071" calcext:value-type="float">
            <text:p>1.32297458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1:.D31])" office:value-type="float" office:value="1.32297458213071" calcext:value-type="float">
            <text:p>1.32297458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2:.D32])" office:value-type="float" office:value="1.32297458213071" calcext:value-type="float">
            <text:p>1.32297458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3:.D33])" office:value-type="float" office:value="1.32297458213071" calcext:value-type="float">
            <text:p>1.32297458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4:.D34])" office:value-type="float" office:value="1.32297458213071" calcext:value-type="float">
            <text:p>1.32297458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5:.D35])" office:value-type="float" office:value="1.32297458213071" calcext:value-type="float">
            <text:p>1.32297458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6:.D36])" office:value-type="float" office:value="1.32297458213071" calcext:value-type="float">
            <text:p>1.32297458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7:.D37])" office:value-type="float" office:value="1.32297458213071" calcext:value-type="float">
            <text:p>1.32297458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8:.D38])" office:value-type="float" office:value="1.32297458213071" calcext:value-type="float">
            <text:p>1.32297458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9:.D39])" office:value-type="float" office:value="1.32297458213071" calcext:value-type="float">
            <text:p>1.32297458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0:.D40])" office:value-type="float" office:value="1.32297458213071" calcext:value-type="float">
            <text:p>1.32297458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1:.D41])" office:value-type="float" office:value="1.32297458213071" calcext:value-type="float">
            <text:p>1.32297458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1.93064267692452" calcext:value-type="float">
            <text:p>1.9306426769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42:.D42])" office:value-type="float" office:value="1.06091187490157" calcext:value-type="float">
            <text:p>1.060911874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1981705315853" calcext:value-type="float">
            <text:p>1.4198170532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43:.D43])" office:value-type="float" office:value="0.569202779754325" calcext:value-type="float">
            <text:p>0.56920277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4:.D44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5:.D45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6:.D46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7:.D47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8:.D48])" office:value-type="float" office:value="0.145763634410371" calcext:value-type="float">
            <text:p>0.1457636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9:.D49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0:.D50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1:.D51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2:.D52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3:.D53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4:.D54])" office:value-type="float" office:value="0.145763634410371" calcext:value-type="float">
            <text:p>0.1457636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5:.D55])" office:value-type="float" office:value="0.145763634410371" calcext:value-type="float">
            <text:p>0.1457636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6:.D56])" office:value-type="float" office:value="0.145763634410371" calcext:value-type="float">
            <text:p>0.1457636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7:.D57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8:.D58])" office:value-type="float" office:value="0.145763634410371" calcext:value-type="float">
            <text:p>0.1457636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9:.D59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60:.D60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61:.D61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62:.D62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63:.D63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64:.D64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65:.D65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66:.D66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67:.D67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68:.D68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69:.D69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70:.D70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71:.D71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72:.D72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73:.D73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74:.D74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75:.D75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76:.D76])" office:value-type="float" office:value="0.145763634410371" calcext:value-type="float">
            <text:p>0.1457636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77:.D77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78:.D78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79:.D79])" office:value-type="float" office:value="0.145763634410371" calcext:value-type="float">
            <text:p>0.1457636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80:.D80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81:.D81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82:.D82])" office:value-type="float" office:value="0.145763634410371" calcext:value-type="float">
            <text:p>0.1457636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83:.D83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84:.D84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85:.D85])" office:value-type="float" office:value="0.145763634410371" calcext:value-type="float">
            <text:p>0.14576363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86:.D86])" office:value-type="float" office:value="0.145763634410371" calcext:value-type="float">
            <text:p>0.1457636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87:.D87])" office:value-type="float" office:value="0.145763634410371" calcext:value-type="float">
            <text:p>0.14576363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88:.D88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89:.D89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90:.D90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91:.D91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92:.D92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93:.D93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94:.D94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95:.D95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96:.D96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97:.D97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98:.D98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99:.D99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00:.D100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01:.D101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02:.D102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03:.D103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04:.D104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05:.D105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06:.D106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07:.D107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08:.D108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09:.D109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10:.D110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11:.D111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12:.D112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13:.D113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14:.D114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15:.D115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16:.D116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17:.D117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18:.D118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19:.D119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20:.D120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21:.D121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22:.D122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23:.D123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24:.D124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25:.D125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26:.D126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27:.D127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28:.D128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29:.D129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30:.D130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31:.D131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32:.D132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33:.D133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34:.D134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35:.D135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36:.D136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37:.D137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38:.D138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39:.D139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40:.D140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41:.D141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42:.D142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43:.D143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44:.D144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45:.D145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46:.D146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47:.D147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48:.D148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49:.D149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50:.D150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51:.D151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52:.D152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53:.D153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54:.D154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55:.D155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56:.D156])" office:value-type="float" office:value="0.0874627291874628" calcext:value-type="float">
            <text:p>0.08746272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57:.D157])" office:value-type="float" office:value="0.0874627291874628" calcext:value-type="float">
            <text:p>0.087462729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58:.D158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59:.D159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60:.D160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61:.D161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62:.D162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63:.D163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64:.D164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65:.D165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66:.D166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67:.D167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68:.D168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69:.D169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70:.D170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71:.D171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72:.D172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73:.D173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74:.D174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75:.D175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76:.D176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77:.D177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78:.D178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79:.D179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80:.D180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81:.D181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82:.D182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83:.D183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84:.D184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85:.D185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86:.D186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87:.D187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88:.D188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89:.D189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90:.D190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91:.D191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92:.D192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93:.D193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94:.D194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95:.D195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96:.D196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97:.D197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98:.D198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199:.D199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00:.D200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01:.D201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02:.D202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03:.D203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04:.D204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05:.D205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06:.D206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07:.D207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08:.D208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09:.D209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10:.D210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11:.D211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12:.D212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13:.D213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14:.D214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15:.D215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16:.D216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17:.D217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18:.D218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19:.D219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20:.D220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21:.D221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22:.D222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23:.D223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24:.D224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25:.D225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26:.D226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27:.D227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28:.D228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29:.D229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30:.D230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31:.D231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32:.D232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33:.D233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34:.D234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35:.D235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36:.D236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37:.D237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38:.D238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39:.D239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40:.D240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41:.D241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42:.D242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43:.D243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44:.D244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45:.D245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46:.D246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47:.D247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48:.D248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49:.D249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50:.D250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51:.D251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52:.D252])" office:value-type="float" office:value="-0.188023257490143" calcext:value-type="float">
            <text:p>-0.18802325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53:.D253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54:.D254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55:.D255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56:.D256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57:.D257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58:.D258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59:.D259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60:.D260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61:.D261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62:.D262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63:.D263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64:.D264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65:.D265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66:.D266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67:.D267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68:.D268])" office:value-type="float" office:value="-0.188023257490143" calcext:value-type="float">
            <text:p>-0.188023257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69:.D269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70:.D27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71:.D27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72:.D27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73:.D27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74:.D27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75:.D27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76:.D27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77:.D277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78:.D27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79:.D27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80:.D28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81:.D28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82:.D28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83:.D28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84:.D28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85:.D28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86:.D28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87:.D287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88:.D28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89:.D28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90:.D29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91:.D29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92:.D29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93:.D293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94:.D29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95:.D29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96:.D296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97:.D29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98:.D29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299:.D29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00:.D30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01:.D30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02:.D30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03:.D303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04:.D30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05:.D30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06:.D30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07:.D30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08:.D30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09:.D30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10:.D31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11:.D31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12:.D31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13:.D31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14:.D31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15:.D31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16:.D31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17:.D31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18:.D31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19:.D31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20:.D32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21:.D32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22:.D32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23:.D323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24:.D32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25:.D32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26:.D32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27:.D32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28:.D32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29:.D32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30:.D33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31:.D33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32:.D332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33:.D33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34:.D33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35:.D33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36:.D33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37:.D33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38:.D33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39:.D339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40:.D34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41:.D34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42:.D342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43:.D34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44:.D34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45:.D34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46:.D34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47:.D34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48:.D34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49:.D34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50:.D35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51:.D35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52:.D35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53:.D35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54:.D354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55:.D355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56:.D35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57:.D35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58:.D35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59:.D35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60:.D36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61:.D36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62:.D36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63:.D36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64:.D36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65:.D36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66:.D36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67:.D36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68:.D36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69:.D36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70:.D37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71:.D37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72:.D372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73:.D37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74:.D37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75:.D37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76:.D37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77:.D37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78:.D37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79:.D37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80:.D38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81:.D38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82:.D382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83:.D38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84:.D38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85:.D38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86:.D38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87:.D387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88:.D38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89:.D38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90:.D39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91:.D39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92:.D39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93:.D39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94:.D394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95:.D39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96:.D39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97:.D39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98:.D39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399:.D39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00:.D40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01:.D40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02:.D40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03:.D403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04:.D40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05:.D40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06:.D406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07:.D407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08:.D40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09:.D40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10:.D410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11:.D41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12:.D412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13:.D41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14:.D41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15:.D41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16:.D416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17:.D417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18:.D418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19:.D41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20:.D42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21:.D421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22:.D42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23:.D42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24:.D42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25:.D42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26:.D42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27:.D427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28:.D42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29:.D42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30:.D43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31:.D43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32:.D43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33:.D43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34:.D43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35:.D43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36:.D436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37:.D43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38:.D43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39:.D439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40:.D440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41:.D441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42:.D44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43:.D44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44:.D44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45:.D44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46:.D44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47:.D44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48:.D44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49:.D449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50:.D45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51:.D45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52:.D45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53:.D45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54:.D45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55:.D45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56:.D45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57:.D45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58:.D45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59:.D459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60:.D46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61:.D46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62:.D462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63:.D46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64:.D464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65:.D46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66:.D46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67:.D46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68:.D468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69:.D46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70:.D47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71:.D47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72:.D47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73:.D473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74:.D47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75:.D47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76:.D47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77:.D47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78:.D47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79:.D47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80:.D48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81:.D48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82:.D48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83:.D48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84:.D48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85:.D48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86:.D48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87:.D48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88:.D48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89:.D48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90:.D490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91:.D49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92:.D49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93:.D49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94:.D49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95:.D495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96:.D49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97:.D49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98:.D49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499:.D499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00:.D500])" office:value-type="float" office:value="-0.246324162713051" calcext:value-type="float">
            <text:p>-0.24632416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01:.D501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02:.D502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03:.D503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04:.D504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05:.D505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06:.D506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07:.D507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.0335226920386436" calcext:value-type="float">
            <text:p>0.033522692</text:p>
          </table:table-cell>
          <table:table-cell table:formula="of:=SUM([.B508:.D508])" office:value-type="float" office:value="-0.246324162713051" calcext:value-type="float">
            <text:p>-0.24632416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" calcext:value-type="float">
            <text:p>0</text:p>
          </table:table-cell>
          <table:table-cell table:formula="of:=SUM([.B509:.D509])" office:value-type="float" office:value="-0.279846854751695" calcext:value-type="float">
            <text:p>-0.27984685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" calcext:value-type="float">
            <text:p>0</text:p>
          </table:table-cell>
          <table:table-cell table:formula="of:=SUM([.B510:.D510])" office:value-type="float" office:value="-0.279846854751695" calcext:value-type="float">
            <text:p>-0.27984685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0" calcext:value-type="float">
            <text:p>0</text:p>
          </table:table-cell>
          <table:table-cell table:formula="of:=SUM([.B511:.D511])" office:value-type="float" office:value="-0.279846854751695" calcext:value-type="float">
            <text:p>-0.27984685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12:.D512])" office:value-type="float" office:value="-0.608008167966009" calcext:value-type="float">
            <text:p>-0.6080081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13:.D513])" office:value-type="float" office:value="-0.608008167966009" calcext:value-type="float">
            <text:p>-0.60800816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14:.D514])" office:value-type="float" office:value="-0.608008167966009" calcext:value-type="float">
            <text:p>-0.6080081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15:.D515])" office:value-type="float" office:value="-0.608008167966009" calcext:value-type="float">
            <text:p>-0.6080081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16:.D516])" office:value-type="float" office:value="-0.608008167966009" calcext:value-type="float">
            <text:p>-0.6080081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17:.D517])" office:value-type="float" office:value="-0.608008167966009" calcext:value-type="float">
            <text:p>-0.6080081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18:.D518])" office:value-type="float" office:value="-0.666309073188917" calcext:value-type="float">
            <text:p>-0.66630907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19:.D519])" office:value-type="float" office:value="-0.666309073188917" calcext:value-type="float">
            <text:p>-0.66630907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20:.D520])" office:value-type="float" office:value="-0.666309073188917" calcext:value-type="float">
            <text:p>-0.66630907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21:.D521])" office:value-type="float" office:value="-0.666309073188917" calcext:value-type="float">
            <text:p>-0.66630907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22:.D522])" office:value-type="float" office:value="-0.666309073188917" calcext:value-type="float">
            <text:p>-0.66630907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23:.D523])" office:value-type="float" office:value="-0.666309073188917" calcext:value-type="float">
            <text:p>-0.66630907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24:.D524])" office:value-type="float" office:value="-0.666309073188917" calcext:value-type="float">
            <text:p>-0.66630907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25:.D525])" office:value-type="float" office:value="-0.666309073188917" calcext:value-type="float">
            <text:p>-0.66630907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26:.D526])" office:value-type="float" office:value="-0.666309073188917" calcext:value-type="float">
            <text:p>-0.66630907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0.203421728834041" calcext:value-type="float">
            <text:p>0.2034217288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27:.D527])" office:value-type="float" office:value="-0.666309073188917" calcext:value-type="float">
            <text:p>-0.666309073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28:.D528])" office:value-type="float" office:value="-0.941795059866523" calcext:value-type="float">
            <text:p>-0.9417950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29:.D529])" office:value-type="float" office:value="-0.941795059866523" calcext:value-type="float">
            <text:p>-0.9417950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30:.D530])" office:value-type="float" office:value="-0.941795059866523" calcext:value-type="float">
            <text:p>-0.9417950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31:.D531])" office:value-type="float" office:value="-0.941795059866523" calcext:value-type="float">
            <text:p>-0.9417950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32:.D532])" office:value-type="float" office:value="-0.941795059866523" calcext:value-type="float">
            <text:p>-0.9417950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33:.D533])" office:value-type="float" office:value="-0.941795059866523" calcext:value-type="float">
            <text:p>-0.9417950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34:.D534])" office:value-type="float" office:value="-0.941795059866523" calcext:value-type="float">
            <text:p>-0.9417950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35:.D535])" office:value-type="float" office:value="-0.941795059866523" calcext:value-type="float">
            <text:p>-0.9417950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36:.D536])" office:value-type="float" office:value="-0.941795059866523" calcext:value-type="float">
            <text:p>-0.9417950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37:.D537])" office:value-type="float" office:value="-0.941795059866523" calcext:value-type="float">
            <text:p>-0.9417950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38:.D538])" office:value-type="float" office:value="-0.941795059866523" calcext:value-type="float">
            <text:p>-0.941795059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39:.D539])" office:value-type="float" office:value="-0.941795059866523" calcext:value-type="float">
            <text:p>-0.9417950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40:.D540])" office:value-type="float" office:value="-0.941795059866523" calcext:value-type="float">
            <text:p>-0.941795059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0.0911807864623137" calcext:value-type="float">
            <text:p>-0.0911807865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41:.D541])" office:value-type="float" office:value="-0.941795059866523" calcext:value-type="float">
            <text:p>-0.94179505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42:.D542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43:.D543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44:.D544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45:.D545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46:.D546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47:.D547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48:.D548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49:.D549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50:.D550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51:.D551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52:.D552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53:.D553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54:.D554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55:.D555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56:.D556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57:.D557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58:.D558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59:.D559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60:.D560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61:.D561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62:.D562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63:.D563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64:.D564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65:.D565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0.149481691685222" calcext:value-type="float">
            <text:p>-0.1494816917</text:p>
          </table:table-cell>
          <table:table-cell office:value-type="float" office:value="-0.130365163066473" calcext:value-type="float">
            <text:p>-0.1303651631</text:p>
          </table:table-cell>
          <table:table-cell office:value-type="float" office:value="-0.720249110337736" calcext:value-type="float">
            <text:p>-0.7202491103</text:p>
          </table:table-cell>
          <table:table-cell table:formula="of:=SUM([.B566:.D566])" office:value-type="float" office:value="-1.00009596508943" calcext:value-type="float">
            <text:p>-1.000095965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cores_trainingset_3F_nsm.A1:scores_trainingset_3F_nsm.F566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8T18:46:44.119532831</dc:date>
    <meta:editing-duration>PT2M40S</meta:editing-duration>
    <meta:editing-cycles>1</meta:editing-cycles>
    <meta:document-statistic meta:table-count="1" meta:cell-count="3420" meta:object-count="0"/>
    <meta:generator>LibreOffice/5.1.6.2$Linux_X86_64 LibreOffice_project/10m0$Build-2</meta:generator>
  </office:meta>
</office:document-meta>
</file>